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898" officeooo:paragraph-rsid="00005898"/>
    </style:style>
    <style:style style:name="P2" style:family="paragraph" style:parent-style-name="Standard">
      <style:text-properties style:text-underline-style="solid" style:text-underline-width="auto" style:text-underline-color="font-color" officeooo:rsid="00005898" officeooo:paragraph-rsid="0000589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27681" officeooo:paragraph-rsid="00027681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officeooo:rsid="0001c260"/>
    </style:style>
    <style:style style:name="T2" style:family="text">
      <style:text-properties officeooo:rsid="000212c2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o da aula 5/3 – <text:span text:style-name="T2">packetlife.net</text:span></text:p>
      <text:p text:style-name="P1"/>
      <text:p text:style-name="P1">=&gt; Firewall’s</text:p>
      <text:p text:style-name="P1"/>
      <text:p text:style-name="P1"><draw:path text:anchor-type="paragraph" draw:z-index="2" draw:name="Forma3" draw:style-name="gr2" draw:text-style-name="P5" svg:width="1.886cm" svg:height="3.14cm" svg:x="7.137cm" svg:y="0.225cm" svg:viewBox="0 0 1887 3141" svg:d="M439 72c302-39 609-101 921-57 276 39 333 259 272 398-67 153-226 285-293 440-60 140-140 396 230 412 636 29-221 87-230 284-10 221 211 349 293 498 86 156 215 270 251 454 52 270-472 305-669 370-247 81-477 187-733 256l-230 14-209-71-42-29"><text:p/></draw:path></text:p>
      <text:p text:style-name="P1"><draw:path text:anchor-type="paragraph" draw:z-index="0" draw:name="Forma1" draw:style-name="gr2" draw:text-style-name="P5" svg:width="0.685cm" svg:height="1.648cm" draw:transform="rotate (-0.218689755274889) translate (5.63738888888889cm 0.179916666666667cm)" svg:viewBox="0 0 686 1649" svg:d="M0 0c158 59 375-72 474 184 85 217-189 497 33 553 406 101-48 361 13 466 81 138 313 397 27 446l-153-38"><text:p/></draw:path>→ ACLS - Ac<text:span text:style-name="T1">c</text:span>ess Control Lists</text:p>
      <text:p text:style-name="P1"><draw:frame text:anchor-type="paragraph" draw:z-index="1" draw:name="Forma2" draw:style-name="gr3" draw:text-style-name="P4" svg:width="1.747cm" svg:height="0.976cm" svg:x="6.378cm" svg:y="0.134cm"><draw:text-box><text:p>Sai no teste</text:p></draw:text-box></draw:frame><draw:frame text:anchor-type="paragraph" draw:z-index="3" draw:name="Forma4" draw:style-name="gr1" draw:text-style-name="P4" svg:width="4.552cm" svg:height="0.976cm" svg:x="9.271cm" svg:y="0.169cm"><draw:text-box><text:p>Configuradas no Cisco IOS</text:p></draw:text-box></draw:frame><text:tab/>→Standard </text:p>
      <text:p text:style-name="P1"><text:tab/>→ Extended </text:p>
      <text:p text:style-name="P1">→ Reflexive ACLS</text:p>
      <text:p text:style-name="P1">→ CBACs – Content Based Access Control</text:p>
      <text:p text:style-name="P1">→ ZBFs – Zone based firewalls</text:p>
      <text:p text:style-name="P1"/>
      <text:p text:style-name="P1"/>
      <text:p text:style-name="P2">Firewall dedicada =&gt; PFSENSE ou OPNSENSE (base pf – packet filtering sobre free bsd)</text:p>
      <text:p text:style-name="P2"/>
      <text:p text:style-name="P3">DHCP</text:p>
      <text:p text:style-name="P3"><text:span text:style-name="T4"/></text:p>
      <text:p text:style-name="P3"><text:span text:style-name="T4">D - Discover</text:span></text:p>
      <text:p text:style-name="P3"><text:span text:style-name="T4">O - Offer</text:span></text:p>
      <text:p text:style-name="P3"><text:span text:style-name="T4">R – Request</text:span></text:p>
      <text:p text:style-name="P3"><text:span text:style-name="T4">A - Acknowledg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3-05T19:33:32.276000000</dc:date>
    <meta:editing-duration>PT5M48S</meta:editing-duration>
    <meta:editing-cycles>1</meta:editing-cycles>
    <meta:document-statistic meta:table-count="0" meta:image-count="0" meta:object-count="0" meta:page-count="1" meta:paragraph-count="14" meta:word-count="55" meta:character-count="317" meta:non-whitespace-character-count="267"/>
  </office:meta>
</office:document-meta>
</file>